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SemCond Med" svg:font-family="'Noto Sans Arabic SemCond Med'" style:font-adornments="Regular" style:font-family-generic="swiss" style:font-pitch="variable"/>
    <style:font-face style:name="Noto Sans Arabic UI" svg:font-family="'Noto Sans Arabic U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3.5744in"/>
    </style:style>
    <style:style style:name="co3" style:family="table-column">
      <style:table-column-properties fo:break-before="auto" style:column-width="1.0972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fo:border-bottom="0.74pt solid #000000" style:text-align-source="fix" style:repeat-content="false" fo:border-left="2.24pt solid #000000" fo:border-right="0.74pt solid #000000" style:shadow="#808080 0.0693in 0.0693in" fo:border-top="2.24pt solid #000000" style:vertical-align="middle"/>
      <style:paragraph-properties fo:text-align="end" fo:margin-left="0in" style:writing-mode="rl-tb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0.74pt solid #000000" style:text-align-source="fix" style:repeat-content="false" fo:border-left="2.24pt solid #000000" fo:border-right="0.74pt solid #000000" style:shadow="#808080 0.0693in 0.0693in" fo:border-top="0.74pt solid #000000" style:vertical-align="middle"/>
      <style:paragraph-properties fo:text-align="end" fo:margin-left="0in" style:writing-mode="rl-tb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2.24pt solid #000000" style:text-align-source="fix" style:repeat-content="false" fo:border-left="2.24pt solid #000000" fo:border-right="0.74pt solid #000000" style:shadow="#808080 0.0693in 0.0693in" fo:border-top="0.74pt solid #000000" style:vertical-align="middle"/>
      <style:paragraph-properties fo:text-align="end" fo:margin-left="0in" style:writing-mode="rl-tb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 style:writing-mode="rl-tb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style:shadow="#808080 0.0693in 0.0693in" fo:border-top="2.24pt solid #000000" style:vertical-align="middle"/>
      <style:paragraph-properties fo:text-align="end" fo:margin-left="0in" style:writing-mode="rl-tb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shadow="#808080 0.0693in 0.0693in" style:vertical-align="middle"/>
      <style:paragraph-properties fo:text-align="end" fo:margin-left="0in" style:writing-mode="rl-tb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2.24pt solid #000000" fo:background-color="#ffffff" style:text-align-source="fix" style:repeat-content="false" fo:border-left="0.74pt solid #000000" fo:border-right="0.74pt solid #000000" style:shadow="#808080 0.0693in 0.0693in" fo:border-top="0.74pt solid #000000" style:vertical-align="middle"/>
      <style:paragraph-properties fo:text-align="end" fo:margin-left="0in" style:writing-mode="rl-tb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shadow="#808080 0.0693in 0.0693in" fo:border-top="2.24pt solid #000000" style:vertical-align="middle"/>
      <style:paragraph-properties fo:text-align="end" fo:margin-left="0in" style:writing-mode="rl-tb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order="0.74pt solid #000000" style:shadow="#808080 0.0693in 0.0693in" style:vertical-align="middle"/>
      <style:paragraph-properties fo:text-align="end" fo:margin-left="0in" style:writing-mode="rl-tb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2.24pt solid #000000" style:text-align-source="fix" style:repeat-content="false" fo:border-left="0.74pt solid #000000" fo:border-right="0.74pt solid #000000" style:shadow="#808080 0.0693in 0.0693in" fo:border-top="0.74pt solid #000000" style:vertical-align="middle"/>
      <style:paragraph-properties fo:text-align="end" fo:margin-left="0in" style:writing-mode="rl-tb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shadow="#808080 0.0693in 0.0693in" fo:border-top="2.24pt solid #000000" style:vertical-align="middle"/>
      <style:paragraph-properties fo:text-align="end" fo:margin-left="0in" style:writing-mode="rl-tb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shadow="#808080 0.0693in 0.0693in" fo:border-top="0.74pt solid #000000" style:vertical-align="middle"/>
      <style:paragraph-properties fo:text-align="end" fo:margin-left="0in" style:writing-mode="rl-tb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2.24pt solid #000000" style:text-align-source="fix" style:repeat-content="false" fo:border-left="0.74pt solid #000000" fo:border-right="2.24pt solid #000000" style:shadow="#808080 0.0693in 0.0693in" fo:border-top="0.74pt solid #000000" style:vertical-align="middle"/>
      <style:paragraph-properties fo:text-align="end" fo:margin-left="0in" style:writing-mode="rl-tb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4"/>
        <table:table-header-rows>
          <table:table-row table:style-name="ro1">
            <table:table-cell table:style-name="ce1" office:value-type="string" calcext:value-type="string">
              <text:p>م</text:p>
            </table:table-cell>
            <table:table-cell table:style-name="ce5" office:value-type="string" calcext:value-type="string">
              <text:p>اﻹسم</text:p>
            </table:table-cell>
            <table:table-cell table:style-name="ce8" office:value-type="string" calcext:value-type="string">
              <text:p>تقييم مبدئى</text:p>
            </table:table-cell>
            <table:table-cell table:style-name="ce11" office:value-type="string" calcext:value-type="string">
              <text:p>تقييم نهائى</text:p>
            </table:table-cell>
            <table:table-cell table:number-columns-repeated="16380"/>
          </table:table-row>
        </table:table-header-rows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اسر احمد عبد الله على قاسم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اسر محمود محمد حلمى ابراهيم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عاصم محمد عوض محمد عوض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حمزة مصطفى احمد احمد الجبالى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كريم علاء عباس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محمود خالد محمد اسماعيل الصغير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مالك محمد مجدى مخلوف محمد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محمد ابراهيم سيد محمد حسن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عمر محمود عبد الرحمن رياض محمود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سيف هشام انور عبدالعزيز محمود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سليم حسام الشحات احمد الشحات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سليم محمود عبدالله عبده عبد الخالق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سليم مؤمن حمدى محمد الدالى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يونس وائل احمد راضى يونس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عاليا احمد على مرسى على عبدالله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اسية محمد فتحى عبدالرافع محمد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كارما احمد ادم رياض دام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كارما محمد عادل على موسى احمد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كارما محمد عيد ذكى عبدالباقى العسال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راما نادى صابر محمد احمد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ريتال خالد عماد الدين مصلح عبدالجواد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ادم احمد جمال سيد حسن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ادم ايمن محمد محمد احمد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ادهم احمد صلاح على غشمى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انتونى اشرف شكر فهمى اسطافنوس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اسر رمضان احمد محمد عثمان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اياد عبد الله ناصر مصطفى حسين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هشام عبد الباسط حسن البنا عبدالباسط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ليان احمد حمدى سعد سالم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مالك حسين محمد حسين ابراهيم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مالك محمد فتحى عبدالرافع محمد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نوح عامر عاصم محمد مهدى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سيف محمد عبد النبى صبحى محمد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سليم ابراهيم احمد الدمرداش احمد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سليم محمد عماد الدين محمد صادق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ياسين عمرو احمد كامل عمرو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يحيى نادى صابر محمد احمد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يوسف هشام بركات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يوسف عماد احمد عبد القادر احمد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كنده ايهاب ابراهيم محمد طه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كنده محمد امير محمد احمد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لارا عاصم عربى هاشم على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مريم محمد شريف محمد عبدالهادى شريف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نغم علاء الدين محسن محمود حسن حسنى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رحمة احمد محمد محى السيد</text:p>
          </table:table-cell>
          <table:table-cell table:style-name="ce9"/>
          <table:table-cell table:style-name="ce12"/>
          <table:table-cell table:number-columns-repeated="1638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7" office:value-type="string" calcext:value-type="string">
            <text:p>سيرين عبد العزيز عبد اللطيف عبدالعزيز</text:p>
          </table:table-cell>
          <table:table-cell table:style-name="ce10"/>
          <table:table-cell table:style-name="ce13"/>
          <table:table-cell table:number-columns-repeated="16380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SemCond Med" svg:font-family="'Noto Sans Arabic SemCond Med'" style:font-adornments="Regular" style:font-family-generic="swiss" style:font-pitch="variable"/>
    <style:font-face style:name="Noto Sans Arabic UI" svg:font-family="'Noto Sans Arabic U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Noto Sans Arabic UI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fo:margin-top="0.5902in" fo:margin-bottom="0.6299in" fo:margin-left="0.4299in" fo:margin-right="0.5299in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weight-asian="normal" style:font-name-complex="Noto Sans Arabic SemCond Med" style:font-size-complex="15pt" style:font-weight-complex="normal"/>
    </style:style>
    <style:style style:name="MT2" style:family="text">
      <style:text-properties style:font-weight-asian="normal" style:font-size-complex="16pt"/>
    </style:style>
    <style:style style:name="MT3" style:family="text">
      <style:text-properties style:font-weight-asian="normal" style:font-size-complex="18pt"/>
    </style:style>
    <style:style style:name="MT4" style:family="text">
      <style:text-properties style:font-weight-asian="normal" style:font-size-complex="14pt"/>
    </style:style>
  </office:automatic-styles>
  <office:master-styles>
    <style:master-page style:name="Default" style:page-layout-name="Mpm1">
      <style:header>
        <style:region-left>
          <text:p><text:span text:style-name="MT2"><text:s/></text:span><text:span text:style-name="MT2">.................................. :</text:span><text:span text:style-name="MT2">مادة</text:span></text:p>
          <text:p><text:span text:style-name="MT2">............................. :</text:span><text:span text:style-name="MT2">الفصل</text:span></text:p>
        </style:region-left>
        <style:region-center>
          <text:p/>
          <text:p/>
          <text:p/>
          <text:p/>
          <text:p/>
          <text:p/>
          <text:p/>
          <text:p/>
          <text:p><text:span text:style-name="MT1">كشف رصد درجات الصف الثانى الابتدائى</text:span></text:p>
        </style:region-center>
        <style:region-right>
          <text:p><text:span text:style-name="MT3">محافظة الجيزة</text:span></text:p>
          <text:p><text:span text:style-name="MT3">إدارة حدائق اكتوبر التعليمية</text:span></text:p>
          <text:p><text:span text:style-name="MT3">مدرسة انسايت لغات</text:span></text:p>
        </style:region-right>
      </style:header>
      <style:header-left style:display="false"/>
      <style:header-first style:display="false"/>
      <style:footer>
        <style:region-left>
          <text:p><text:span text:style-name="MT3">مدير المدرسة</text:span></text:p>
        </style:region-left>
        <style:region-center>
          <text:p><text:span text:style-name="MT2"><text:s text:c="10"/></text:span><text:span text:style-name="MT2">الموجه</text:span><text:span text:style-name="MT2"> <text:s text:c="11"/></text:span></text:p>
        </style:region-center>
        <style:region-right>
          <text:p><text:span text:style-name="MT4">مدرس المادة <text:s text:c="18"/>مشرف المادة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2:50:32.029429889</meta:creation-date>
    <dc:date>2024-12-30T13:03:12.660549375</dc:date>
    <meta:editing-duration>PT2M28S</meta:editing-duration>
    <meta:editing-cycles>1</meta:editing-cycles>
    <meta:document-statistic meta:table-count="1" meta:cell-count="96" meta:object-count="0"/>
    <meta:generator>LibreOffice/24.2.7.2$Linux_X86_64 LibreOffice_project/420$Build-2</meta:generator>
  </office:meta>
</office:document-meta>
</file>